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9.763cm" style:rel-column-width="37639*"/>
    </style:style>
    <style:style style:name="Tableau3.B" style:family="table-column">
      <style:table-column-properties style:column-width="7.237cm" style:rel-column-width="27896*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667cm" style:rel-column-width="6421*"/>
    </style:style>
    <style:style style:name="Table1.B" style:family="table-column">
      <style:table-column-properties style:column-width="0.423cm" style:rel-column-width="1630*"/>
    </style:style>
    <style:style style:name="Table1.C" style:family="table-column">
      <style:table-column-properties style:column-width="14.923cm" style:rel-column-width="57484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8.996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8" style:family="paragraph" style:parent-style-name="Table_20_Contents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Table_20_Contents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11" style:family="paragraph" style:parent-style-name="Table_20_Contents"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0cm" fo:margin-right="1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enTetesDecision#%</text:p>
      <text:p text:style-name="P1"/>
      <text:p text:style-name="P1"/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%=LETTRE_CONCERNE=%</text:p>
          </table:table-cell>
          <table:table-cell table:style-name="Tableau3.A1" office:value-type="string">
            <text:p text:style-name="P12">%=adresseTiers=%</text:p>
          </table:table-cell>
        </table:table-row>
      </table:table>
      <text:p text:style-name="P1"/>
      <text:p text:style-name="P1"/>
      <text:p text:style-name="P1">%=titreTiers=%</text:p>
      <text:p text:style-name="P1"/>
      <text:p text:style-name="P1">%=LETTRE_TEXTE_DEBUT=%</text:p>
      <text:p text:style-name="P1"/>
      <text:p text:style-name="P1"><text:tab/><text:span text:style-name="T1"><text:tab/>%=LETTRE_DEMANDE=%</text:span></text:p>
      <text:p text:style-name="P1"/>
      <text:p text:style-name="P1">%=LETTRE_MOTIF=%</text:p>
      <text:p text:style-name="P1"/>
      <text:p text:style-name="P1">%=LETTRE_SALUTATIONS=%</text:p>
      <text:p text:style-name="P5"/>
      <text:p text:style-name="P5"/>
      <text:p text:style-name="P6">%#include <text:s/>signatures/standard#%</text:p>
      <text:p text:style-name="P4"/>
      <text:p text:style-name="P4"/>
      <text:p text:style-name="P5">%=pushToEnd()=%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%=TEXTE_ANNEXES=%</text:p>
          </table:table-cell>
          <table:table-cell table:style-name="Table1.A1" office:value-type="string">
            <text:p text:style-name="P10">%=POINTS=%</text:p>
          </table:table-cell>
          <table:table-cell table:style-name="Table1.A1" office:value-type="string">
            <text:p text:style-name="P11">%=VALEUR_ANNEXES=%</text:p>
          </table:table-cell>
        </table:table-row>
        <table:table-row>
          <table:table-cell table:style-name="Table1.A1" office:value-type="string">
            <text:p text:style-name="P9">%=TEXTE_COPIES=%</text:p>
          </table:table-cell>
          <table:table-cell table:style-name="Table1.A1" office:value-type="string">
            <text:p text:style-name="P3">%=POINTS=%</text:p>
          </table:table-cell>
          <table:table-cell table:style-name="Table1.A1" office:value-type="string">
            <text:p text:style-name="P11">%=valeurCopies=%</text:p>
          </table:table-cell>
        </table:table-row>
      </table:table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52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3T12:51:22</meta:creation-date>
    <dc:creator>Hervé Périat</dc:creator>
    <dc:date>2011-01-18T09:47:46</dc:date>
    <meta:editing-cycles>41</meta:editing-cycles>
    <meta:editing-duration>PT1H37M5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6" meta:word-count="28" meta:character-count="290"/>
  </office:meta>
</office:document-meta>
</file>